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77cm"/>
    </style:style>
    <style:style style:name="co3" style:family="table-column">
      <style:table-column-properties fo:break-before="auto" style:column-width="8.68cm"/>
    </style:style>
    <style:style style:name="co4" style:family="table-column">
      <style:table-column-properties fo:break-before="auto" style:column-width="1.566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1.249cm"/>
    </style:style>
    <style:style style:name="co7" style:family="table-column">
      <style:table-column-properties fo:break-before="auto" style:column-width="1.05cm"/>
    </style:style>
    <style:style style:name="co8" style:family="table-column">
      <style:table-column-properties fo:break-before="auto" style:column-width="2.438cm"/>
    </style:style>
    <style:style style:name="co9" style:family="table-column">
      <style:table-column-properties fo:break-before="auto" style:column-width="2.244cm"/>
    </style:style>
    <style:style style:name="co10" style:family="table-column">
      <style:table-column-properties fo:break-before="auto" style:column-width="4.235cm"/>
    </style:style>
    <style:style style:name="co11" style:family="table-column">
      <style:table-column-properties fo:break-before="auto" style:column-width="3.847cm"/>
    </style:style>
    <style:style style:name="co12" style:family="table-column">
      <style:table-column-properties fo:break-before="auto" style:column-width="1.857cm"/>
    </style:style>
    <style:style style:name="ro1" style:family="table-row">
      <style:table-row-properties style:row-height="0.55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padding="0.071cm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00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32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007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51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16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family-complex="Mangal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champs" table:style-name="ta1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ce4"/>
        <table:table-row table:style-name="ro1">
          <table:table-cell table:style-name="ce1" office:value-type="string" calcext:value-type="string">
            <office:annotation draw:style-name="gr1" draw:text-style-name="P1" svg:width="8.333cm" svg:height="1.386cm" svg:x="1.877cm" svg:y="0cm" draw:caption-point-x="-0.61cm" draw:caption-point-y="0.01cm">
              <dc:date>2017-06-14T00:00:00</dc:date>
              <text:p text:style-name="P1"><text:span text:style-name="T1">Abréviation de 3 lettres max pour désigner </text:span></text:p>
              <text:p text:style-name="P1"><text:span text:style-name="T1">le champ de caractères</text:span></text:p>
              <text:p text:style-name="P1"><text:span text:style-name="T1"/></text:p>
            </office:annotation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office:annotation draw:style-name="gr2" draw:text-style-name="P1" svg:width="2.899cm" svg:height="0.669cm" svg:x="12.123cm" svg:y="0cm" draw:caption-point-x="-0.61cm" draw:caption-point-y="0.01cm">
              <dc:date>2017-06-14T00:00:00</dc:date>
              <text:p text:style-name="P1"><text:span text:style-name="T1">Nom de code</text:span></text:p>
            </office:annotation>
            <text:p>Nomc</text:p>
          </table:table-cell>
          <table:table-cell table:style-name="ce1" office:value-type="string" calcext:value-type="string">
            <office:annotation draw:style-name="gr1" draw:text-style-name="P1" svg:width="2.899cm" svg:height="1.386cm" svg:x="13.261cm" svg:y="0cm" draw:caption-point-x="-0.61cm" draw:caption-point-y="0.01cm">
              <dc:date>2017-06-14T00:00:00</dc:date>
              <text:p text:style-name="P1"><text:span text:style-name="T1">Taille en caractères</text:span></text:p>
              <text:p text:style-name="P1"><text:span text:style-name="T1"/></text:p>
            </office:annotation>
            <text:p>Taille</text:p>
          </table:table-cell>
          <table:table-cell table:style-name="ce1" office:value-type="string" calcext:value-type="string">
            <office:annotation draw:style-name="gr3" draw:text-style-name="P1" svg:width="2.899cm" svg:height="1.139cm" svg:x="14.51cm" svg:y="0cm" draw:caption-point-x="-0.61cm" draw:caption-point-y="0.01cm">
              <dc:date>2017-06-14T00:00:00</dc:date>
              <text:p text:style-name="P1"><text:span text:style-name="T1">Commence à 1</text:span><text:span text:style-name="T1"><text:tab/></text:span></text:p>
            </office:annotation>
            <text:p>Début</text:p>
          </table:table-cell>
          <table:table-cell table:style-name="ce1" office:value-type="string" calcext:value-type="string">
            <office:annotation draw:style-name="gr4" draw:text-style-name="P1" svg:width="8.33cm" svg:height="0.991cm" svg:x="15.559cm" svg:y="0.69cm" draw:caption-point-x="-0.61cm" draw:caption-point-y="-0.68cm">
              <dc:date>2017-06-14T00:00:00</dc:date>
              <text:p text:style-name="P1"><text:span text:style-name="T1">Numéro du dernier caractère (compris) du champ</text:span></text:p>
              <text:p text:style-name="P1"><text:span text:style-name="T1"/></text:p>
            </office:annotation>
            <text:p>Fin</text:p>
          </table:table-cell>
          <table:table-cell table:style-name="ce1" office:value-type="string" calcext:value-type="string">
            <office:annotation draw:style-name="gr1" draw:text-style-name="P1" svg:width="2.899cm" svg:height="1.386cm" svg:x="18.108cm" svg:y="0.824cm" draw:caption-point-x="-0.721cm" draw:caption-point-y="-0.814cm">
              <dc:date>2017-06-14T00:00:00</dc:date>
              <text:p text:style-name="P1"><text:span text:style-name="T1">O = Obligatoire, F=Facultatif</text:span></text:p>
              <text:p text:style-name="P1"><text:span text:style-name="T1"/></text:p>
            </office:annotation>
            <text:p>Obligatoire[1]</text:p>
          </table:table-cell>
          <table:table-cell table:style-name="ce1" office:value-type="string" calcext:value-type="string">
            <office:annotation draw:style-name="gr5" draw:text-style-name="P1" svg:width="6.151cm" svg:height="2.232cm" svg:x="20.296cm" svg:y="0.744cm" draw:caption-point-x="-0.666cm" draw:caption-point-y="-0.734cm">
              <dc:date>2017-06-14T00:00:00</dc:date>
              <text:p text:style-name="P1"><text:span text:style-name="T1">Type désigné par la norme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/></text:p>
            </office:annotation>
            <text:p>Type[2]</text:p>
          </table:table-cell>
          <table:table-cell table:style-name="ce1" office:value-type="string" calcext:value-type="string">
            <office:annotation draw:style-name="gr6" draw:text-style-name="P1" svg:width="11.443cm" svg:height="5.207cm" svg:x="22.29cm" svg:y="0.823cm" draw:caption-point-x="-0.416cm" draw:caption-point-y="-0.813cm">
              <dc:date>2017-06-14T00:00:00</dc:date>
              <text:p text:style-name="P1"><text:span text:style-name="T1">Type préférentiel</text:span></text:p>
              <text:p text:style-name="P1"><text:span text:style-name="T1">C'est le type que le programme devra utiliser.</text:span></text:p>
              <text:p text:style-name="P1"><text:span text:style-name="T1">A = Alphabétique</text:span></text:p>
              <text:p text:style-name="P1"><text:span text:style-name="T1">N = Numérique</text:span></text:p>
              <text:p text:style-name="P1"><text:span text:style-name="T1">D = Date au format défini dans la colonne Remarques</text:span></text:p>
              <text:p text:style-name="P1"><text:span text:style-name="T1">(Le type A entraînera le moins d'erreurs de rejet mais devra être </text:span></text:p>
              <text:p text:style-name="P1"><text:span text:style-name="T1">retraité ensuite pour être correctement converti)</text:span></text:p>
              <text:p text:style-name="P1"><text:span text:style-name="T1"/></text:p>
            </office:annotation>
            <text:p>TypePref</text:p>
          </table:table-cell>
          <table:table-cell table:style-name="ce1" office:value-type="string" calcext:value-type="string">
            <office:annotation draw:style-name="gr7" draw:text-style-name="P1" svg:width="9.514cm" svg:height="0.718cm" svg:x="26.913cm" svg:y="0.559cm" draw:caption-point-x="-0.804cm" draw:caption-point-y="-0.549cm">
              <dc:date>2017-06-14T00:00:00</dc:date>
              <text:p text:style-name="P1"><text:span text:style-name="T1">NA/NA;Gauche/Espace ; Droite/Zéro</text:span></text:p>
            </office:annotation>
            <text:p>Cadrage/Remplissage[3]</text:p>
          </table:table-cell>
          <table:table-cell table:style-name="ce1" office:value-type="string" calcext:value-type="string">
            <office:annotation draw:style-name="gr8" draw:text-style-name="P1" svg:width="7.141cm" svg:height="1.781cm" svg:x="30.733cm" svg:y="1.143cm" draw:caption-point-x="-0.777cm" draw:caption-point-y="-1.133cm">
              <dc:date>2017-06-14T00:00:00</dc:date>
              <text:p text:style-name="P1"><text:span text:style-name="T1">Remarques, ou bien format à utiliser</text:span></text:p>
              <text:p text:style-name="P1"><text:span text:style-name="T1">Dans le cas d'un champ Date</text:span></text:p>
              <text:p text:style-name="P1"><text:span text:style-name="T1"/></text:p>
              <text:p text:style-name="P1"><text:span text:style-name="T1"/></text:p>
            </office:annotation>
            <text:p>Remarques</text:p>
          </table:table-cell>
          <table:table-cell table:style-name="ce1" office:value-type="string" calcext:value-type="string">
            <office:annotation draw:style-name="gr1" draw:text-style-name="P1" svg:width="9.733cm" svg:height="1.386cm" svg:x="32.34cm" svg:y="0.929cm" draw:caption-point-x="-0.526cm" draw:caption-point-y="-0.919cm">
              <dc:date>2017-06-14T00:00:00</dc:date>
              <text:p text:style-name="P1"><text:span text:style-name="T1">Inddique le champ pour lequel ce champ sert de compteur</text:span></text:p>
              <text:p text:style-name="P1"><text:span text:style-name="T1"/></text:p>
              <text:p text:style-name="P1"><text:span text:style-name="T1"/></text:p>
            </office:annotation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NA Valeur=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9" calcext:value-type="float">
            <text:p>1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3" calcext:value-type="float">
            <text:p>33</text:p>
          </table:table-cell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Numéro d'entrée</text:p>
          </table:table-cell>
          <table:table-cell office:value-type="string" calcext:value-type="string">
            <text:p>NENT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 CP 40 Changement position dans l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S CP 50 A renseigner si l’information est présente sur la carte Vitale, l’attestation de droits ou la prise en charg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2S CP 63 A prendre sur le même support que le n° immatriculation. Clé à contrôler après la saisie, cf. annexe 5 de la norme 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Mode de traitement</text:p>
          </table:table-cell>
          <table:table-cell office:value-type="string" calcext:value-type="string">
            <text:p>MTT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Discipline de prestation (ex DMT)</text:p>
          </table:table-cell>
          <table:table-cell office:value-type="string" calcext:value-type="string">
            <text:p>DPR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CP 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Date de l'acte 1</text:p>
          </table:table-cell>
          <table:table-cell office:value-type="string" calcext:value-type="string">
            <text:p>DA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49 Modification liée au format de la date (JJMMAAA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Quantité acte 1</text:p>
          </table:table-cell>
          <table:table-cell office:value-type="string" calcext:value-type="string">
            <text:p>QA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Code acte 1</text:p>
          </table:table-cell>
          <table:table-cell office:value-type="string" calcext:value-type="string">
            <text:p>CA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84" calcext:value-type="float">
            <text:p>8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Date de l'acte 2</text:p>
          </table:table-cell>
          <table:table-cell office:value-type="string" calcext:value-type="string">
            <text:p>DA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65 Modification liée au format de la date (JJMMAAA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Quantité acte 2</text:p>
          </table:table-cell>
          <table:table-cell office:value-type="string" calcext:value-type="string">
            <text:p>QA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Code acte 2</text:p>
          </table:table-cell>
          <table:table-cell office:value-type="string" calcext:value-type="string">
            <text:p>CA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Date de l'acte 3</text:p>
          </table:table-cell>
          <table:table-cell office:value-type="string" calcext:value-type="string">
            <text:p>DA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81 Modification liée au format de la date (JJMMAAA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Quantité acte 3</text:p>
          </table:table-cell>
          <table:table-cell office:value-type="string" calcext:value-type="string">
            <text:p>QA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Code acte 3</text:p>
          </table:table-cell>
          <table:table-cell office:value-type="string" calcext:value-type="string">
            <text:p>CA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Date de l'acte 4</text:p>
          </table:table-cell>
          <table:table-cell office:value-type="string" calcext:value-type="string">
            <text:p>DA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97 Modification liée au format de la date (JJMMAAA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Quantité acte 4</text:p>
          </table:table-cell>
          <table:table-cell office:value-type="string" calcext:value-type="string">
            <text:p>QA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30" calcext:value-type="float">
            <text:p>130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1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Code acte 4</text:p>
          </table:table-cell>
          <table:table-cell office:value-type="string" calcext:value-type="string">
            <text:p>CA4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Date de l'acte 5</text:p>
          </table:table-cell>
          <table:table-cell office:value-type="string" calcext:value-type="string">
            <text:p>DA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46" calcext:value-type="float">
            <text:p>146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113 Modification liée au format de la date (JJMMAAA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Quantité acte 5</text:p>
          </table:table-cell>
          <table:table-cell office:value-type="string" calcext:value-type="string">
            <text:p>QA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48" calcext:value-type="float">
            <text:p>148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FL</text:p>
          </table:table-cell>
          <table:table-cell table:style-name="ce2" office:value-type="string" calcext:value-type="string">
            <text:p>Code acte 5</text:p>
          </table:table-cell>
          <table:table-cell office:value-type="string" calcext:value-type="string">
            <text:p>CA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6" calcext:value-type="float">
            <text:p>156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A</text:p>
          </table:table-cell>
          <table:table-cell table:style-name="ce3" office:value-type="string" calcext:value-type="string">
            <text:p>NA/NA</text:p>
          </table:table-cell>
          <table:table-cell table:style-name="ce2" office:value-type="string" calcext:value-type="string">
            <text:p>Type 4 B 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9" draw:text-style-name="P1" svg:width="12.587cm" svg:height="5.366cm" svg:x="1.267cm" svg:y="14.953cm" draw:caption-point-x="0cm" draw:caption-point-y="0.106cm">
              <dc:date>2017-06-14T00:00:00</dc:date>
              <text:p text:style-name="P1"><text:span text:style-name="T1">Obligatoire :</text:span></text:p>
              <text:p text:style-name="P1"><text:span text:style-name="T1">Indique que la colonne suivante donne</text:span></text:p>
              <text:p text:style-name="P1"><text:span text:style-name="T1">Le type de traitement de champs à utiliser.</text:span></text:p>
              <text:p text:style-name="P1"><text:span text:style-name="T1">Pour un RHS, utiliser RHS1.</text:span></text:p>
              <text:p text:style-name="P1"><text:span text:style-name="T1">Pour un RSA, utiliser RSA1</text:span></text:p>
              <text:p text:style-name="P1"><text:span text:style-name="T1">Pour un RSS, utiliser RSS1</text:span></text:p>
              <text:p text:style-name="P1"><text:span text:style-name="T1">Pour un ensemble monotone de champs, utiliser MONO.</text:span></text:p>
              <text:p text:style-name="P1"><text:span text:style-name="T1"/></text:p>
            </office:annotation>
            <text:p>S:</text:p>
          </table:table-cell>
          <table:table-cell office:value-type="string" calcext:value-type="string">
            <text:p>MONO</text:p>
          </table:table-cell>
          <table:table-cell table:number-columns-repeated="11"/>
        </table:table-row>
        <table:table-row table:style-name="ro1" table:number-rows-repeated="104854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xplications" table:style-name="ta1">
        <office:forms form:automatic-focus="false" form:apply-design-mode="false"/>
        <table:table-column table:style-name="co14" table:default-cell-style-name="Default"/>
        <table:table-row table:style-name="ro1">
          <table:table-cell office:value-type="string" calcext:value-type="string">
            <text:p>Infos du RSFL, prises sur le manuel PREFACE 2.8.0.2 au paragraphe 6.2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La saisie a été faite manuellement, par copier-coller depuis le fichier PDF puis adaptation manuelle des inform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Le format est applicable à partir de M03 2018</text:p>
          </table:table-cell>
        </table:table-row>
        <table:table-row table:style-name="ro3">
          <table:table-cell/>
        </table:table-row>
        <table:table-row table:style-name="ro1">
          <table:table-cell office:value-type="string" calcext:value-type="string">
            <text:p>Il n'y a pas eu de modifications par rapport à 20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6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6P2" style:volatile="true">
      <loext:fill-character> </loext:fill-character>
      <number:text>-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9P2" style:volatile="true">
      <loext:fill-character> </loext:fill-character>
      <number:text>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2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5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integer-digits="3" number:min-exponent-digits="1"/>
    </number:number-style>
    <number:number-style style:name="N130">
      <number:scientific-number number:decimal-places="1" number:min-integer-digits="1" number:min-exponent-digits="1"/>
    </number:number-style>
    <number:currency-style style:name="N13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1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first-page-number="continue" style:scale-to="100%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  <style:page-layout style:name="Mpm5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1:39:06.2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" style:display-name="PageStyle_Feuil1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2" style:display-name="PageStyle_Feuil1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3" style:display-name="PageStyle_Feuil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4" style:display-name="PageStyle_Feuil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1_20_5" style:display-name="PageStyle_Feuil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3_20_1" style:display-name="PageStyle_Feuil3 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3_20_2" style:display-name="PageStyle_Feuil3 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euil1_20_6" style:display-name="PageStyle_Feuil1 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7" style:display-name="PageStyle_Feuil1 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8" style:display-name="PageStyle_Feuil1 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9" style:display-name="PageStyle_Feuil1 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0" style:display-name="PageStyle_Feuil1 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1" style:display-name="PageStyle_Feuil1 1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2" style:display-name="PageStyle_Feuil1 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3" style:display-name="PageStyle_Feuil1 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1_20_14" style:display-name="PageStyle_Feuil1 14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21:39:43.097000000</dc:date>
    <meta:editing-duration>PT3H1M33S</meta:editing-duration>
    <meta:editing-cycles>43</meta:editing-cycles>
    <meta:document-statistic meta:table-count="2" meta:cell-count="303" meta:object-count="0"/>
  </office:meta>
</office:document-meta>
</file>